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big_mana</text:p>
          </table:table-cell>
          <table:table-cell table:number-columns-repeated="3"/>
          <table:table-cell office:value-type="string" calcext:value-type="string">
            <text:p>healing_au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rifying_fi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od_holy_flower_cure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mod_holy_flower_res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mod_holy_flower_dmg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oly_fl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trickery</text:p>
          </table:table-cell>
          <table:table-cell table:number-columns-repeated="2"/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wizardry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"/>
          <table:table-cell office:value-type="string" calcext:value-type="string">
            <text:p>big_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assive_divine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7:55:01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3T17:57:15.860000000</dc:date>
    <meta:editing-duration>PT19M22S</meta:editing-duration>
    <meta:editing-cycles>13</meta:editing-cycles>
    <meta:generator>Trio_Office/6.2.8.2$Windows_x86 LibreOffice_project/</meta:generator>
    <meta:document-statistic meta:table-count="1" meta:cell-count="310" meta:object-count="0"/>
  </office:meta>
</office:document-meta>
</file>